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3bce" officeooo:paragraph-rsid="00003bce"/>
    </style:style>
    <style:style style:name="P2" style:family="paragraph" style:parent-style-name="Standard">
      <style:text-properties officeooo:rsid="00003bce" officeooo:paragraph-rsid="0001955d"/>
    </style:style>
    <style:style style:name="T1" style:family="text">
      <style:text-properties officeooo:rsid="000195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Eleventh</text:p>
      <text:p text:style-name="P1"/>
      <text:p text:style-name="P1">- Se no exercício de estrelas eu colocar a quantidade que eu quero como 6 porque não mostra seis estrelas por que tenho que escrever numStars + 1? “print ‘*’,” Qual a importância de se colocar a vírgula no fim do comando?</text:p>
      <text:p text:style-name="P1"/>
      <text:p text:style-name="P2">- <text:span text:style-name="T1">(block + line) * 2) = Curioso ver esse tipo de comando, me faz lembrar da escola quando calculávamos equações primeiro fazíamos o que está dentro do parênteses e depois o que estava do lado de f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00:24.241086011</meta:creation-date>
    <dc:date>2018-10-04T12:24:39.529396171</dc:date>
    <meta:editing-duration>PT14M5S</meta:editing-duration>
    <meta:editing-cycles>1</meta:editing-cycles>
    <meta:document-statistic meta:table-count="0" meta:image-count="0" meta:object-count="0" meta:page-count="1" meta:paragraph-count="3" meta:word-count="82" meta:character-count="437" meta:non-whitespace-character-count="358"/>
    <meta:generator>LibreOffice/5.1.4.2$Linux_X86_64 LibreOffice_project/10m0$Build-2</meta:generator>
  </office:meta>
</office:document-meta>
</file>